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03b2" officeooo:paragraph-rsid="001403b2"/>
    </style:style>
    <style:style style:name="P2" style:family="paragraph" style:parent-style-name="Text_20_body">
      <style:text-properties officeooo:rsid="001403b2" officeooo:paragraph-rsid="001403b2"/>
    </style:style>
    <style:style style:name="P3" style:family="paragraph" style:parent-style-name="Heading_20_1">
      <style:paragraph-properties fo:text-align="center" style:justify-single-word="false"/>
    </style:style>
    <style:style style:name="T1" style:family="text">
      <style:text-properties officeooo:rsid="0015f03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India <text:span text:style-name="T1">again</text:span></text:h>
      <text:p text:style-name="P1"/>
      <text:p text:style-name="P2">(off work / work ???)</text:p>
      <text:p text:style-name="Text_20_body">January 2025</text:p>
      <text:p text:style-name="Text_20_body">New Delhi</text:p>
      <text:p text:style-name="Text_20_body">North India</text:p>
      <text:p text:style-name="Text_20_body">Chennai</text:p>
      <text:p text:style-name="Text_20_body">Auroville</text:p>
      <text:p text:style-name="Text_20_body">Now we are in Auroville, one of it's promises to build a town, where money wouldn't exist. We are going to investigate how it turned out to become. </text:p>
      <text:p text:style-name="P2"/>
      <text:p text:style-name="P2">May 2025</text:p>
      <text:p text:style-name="Text_20_body">We are here at the XYZ farm </text:p>
      <text:p text:style-name="Text_20_body">viper bite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5T10:36:47.926852665</meta:creation-date>
    <dc:date>2026-01-06T22:37:55.892000700</dc:date>
    <meta:editing-duration>PT1M44S</meta:editing-duration>
    <meta:editing-cycles>5</meta:editing-cycles>
    <meta:generator>LibreOffice/24.2.7.2$Linux_X86_64 LibreOffice_project/420$Build-2</meta:generator>
    <meta:document-statistic meta:table-count="0" meta:image-count="0" meta:object-count="0" meta:page-count="1" meta:paragraph-count="11" meta:word-count="54" meta:character-count="274" meta:non-whitespace-character-count="229"/>
  </office:meta>
</office:document-meta>
</file>